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Using Eclipse's debug feature, I placed a break point on line 18 and ran debug mode on BuggySearchAndSort.java. I watched the arrays A, B, C, and D as they were created and populated with data and all seemed to go fine. I watched as "The array is:" and all values in array A were printed with no issue.</text:p>
      <text:p text:style-name="Text_20_body">The first issue that made itself apparent was that if(contains(A,5)) did not catch that array A had a value of 5 within it and instead it printed out "This array DOES NOT contain 5." even though the array did contain a 5. Stepping into the method "contains()" took me to line 59 which showed a warning for "dead code" pointing to the i++. This is an indication that the loop only has a chance to loop a single time. Inspecting further, we can see that the "else" statement causes a return of "false" even if we are not finished with our array evaluation. To fix this, the "else" statement simply need be removed. I removed it. Now, if we run the code, we can see that "This array DOES contain 5." will print out when the array contains a 5. Otherwise, it will properly print out "This array DOES NOT contain 5.".</text:p>
      <text:p text:style-name="Text_20_body">We are still missing some print out lines when we run our code. Something like the following should be printing out as well:<text:line-break/>Sorted by Sweep Sort: 1 3 3 4 4 5 6 9 9 9<text:line-break/>Sorted by Selection Sort: 1 3 3 4 4 5 6 9 9 9<text:line-break/>Sorted by Insertion Sort: 1 3 3 4 4 5 6 9 9 9<text:line-break/>I remove my previous break and place a break at line 38 since that seems to be where the code is having issues. I run the debugger and then step into "bubbleSort()" method and immediately find that there seems to be an infinite loop between lines 74 and 75. If we further inspect line 74 we can see that "j" is being used as our iterator but then we have "i++" which is incorrect because it should be "j++" since "i" is not our iterator. To fix this, I simply change "i++" to "j++". I run the code once more and now I can see the following:<text:line-break/>The array is: 6 5 4 2 1 9 1 3 1 3<text:line-break/>This array DOES contain 5.<text:line-break/>Sorted by Arrays.sort():   1 1 1 2 3 3 4 5 6 9<text:line-break/>Sorted by Bubble Sort:     1 1 1 2 3 3 4 5 6 9<text:line-break/>Sorted by Selection Sort:  1 4 2 1 9 1 3 3 5 6<text:line-break/>Sorted by Insertion Sort:  3 5 5 5 5 5 5 5 9 9</text:p>
      <text:p text:style-name="Text_20_body">It looks like we still have some issues in our code. Starting with "Selection Sort" looks like where our problem lies. I place a break point at line 42 to find out what is causing the issue and run the debugger once again. We are taken into "selectionSort()" and when stepping the code forward, we can see on line 93 that there is an error of "array[1]" which should be "array[i]". After fixing this issue and running the code again, we get the following:<text:line-break/>The array is: 5 3 1 1 8 2 5 3 6 8<text:line-break/>This array DOES contain 5.<text:line-break/>Sorted by Arrays.sort():   1 1 2 3 3 5 5 6 8 8<text:line-break/>Sorted by Bubble Sort:     1 1 2 3 3 5 5 6 8 8<text:line-break/><text:soft-page-break/>Sorted by Selection Sort:  1 1 2 3 3 5 5 6 8 8<text:line-break/>Sorted by Insertion Sort:  2 3 3 5 6 8 8 8 8 8</text:p>
      <text:p text:style-name="Text_20_body">If looks like we have one issue left to resolve. I start the debugger once again with a break point on line 46. I step into "insertionSort()" and watch the variables array, top, pos, and temp as I step through each line of code. We can see that some values in array are being copied over multiple values in the array and there is no swapping going on. Inspecting further, we can see that on line 113 the code is simply assigning array[pos] to array[pos+1] and nothing more. The smaller value needs to be stored in a temporary variable and then placed in the array[pos] location. We can see on line 116 that the previous programmer attempted something similar but simply put the code in the wrong place. If we move that code to the correct location, it should work. The following is the result:<text:line-break/>Sorted by Insertion Sort:  7 2 3 3 3 5 5 6 6 7<text:line-break/>We can see that it is not quite right. Examining our code again, we can find that, on line 111 in our while loop, we have while(pos &gt; 0 &amp;&amp; array[pos] &gt; temp)<text:line-break/>If we simple change "pos &gt; 0" to "pos &gt;= 0" we can get the effect we want. The following is the output after making the change:<text:line-break/>The array is: 6 2 8 2 5 2 7 4 5 2<text:line-break/>This array DOES contain 5.<text:line-break/>Sorted by Arrays.sort():   2 2 2 2 4 5 5 6 7 8<text:line-break/>Sorted by Bubble Sort:     2 2 2 2 4 5 5 6 7 8<text:line-break/>Sorted by Selection Sort:  2 2 2 2 4 5 5 6 7 8<text:line-break/>Sorted by Insertion Sort:  2 2 2 2 4 5 5 6 7 8</text:p>
      <text:p text:style-name="Text_20_body">Now we can see that the program is performing as desired. I will attach the java file here for review. Thank you</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10-04T09:36:39.090000000</dc:date>
    <meta:editing-duration>PT6S</meta:editing-duration>
    <meta:editing-cycles>1</meta:editing-cycles>
    <meta:document-statistic meta:table-count="0" meta:image-count="0" meta:object-count="0" meta:page-count="2" meta:paragraph-count="6" meta:word-count="926" meta:character-count="4353" meta:non-whitespace-character-count="3408"/>
  </office:meta>
</office:document-meta>
</file>